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9.8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recision_recall" table:style-name="ta1">
        <table:shapes>
          <draw:frame draw:z-index="0" draw:style-name="gr1" draw:text-style-name="P1" svg:width="452.81pt" svg:height="255.26pt" svg:x="414.6pt" svg:y="66.25pt">
            <loext:p draw:notify-on-update-of-ranges="precision_recall.B1:precision_recall.B1 precision_recall.B2:precision_recall.B18 precision_recall.C1:precision_recall.C1 precision_recall.C2:precision_recall.C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rediction Threshold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72981366459627" calcext:value-type="float">
            <text:p>0.5729813665</text:p>
          </table:table-cell>
          <table:table-cell office:value-type="float" office:value="0.622259696458685" calcext:value-type="float">
            <text:p>0.6222596965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41925465838509" calcext:value-type="float">
            <text:p>0.5419254658</text:p>
          </table:table-cell>
          <table:table-cell office:value-type="float" office:value="0.782511210762332" calcext:value-type="float">
            <text:p>0.7825112108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493788819875776" calcext:value-type="float">
            <text:p>0.4937888199</text:p>
          </table:table-cell>
          <table:table-cell office:value-type="float" office:value="0.857142857142857" calcext:value-type="float">
            <text:p>0.857142857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440993788819876" calcext:value-type="float">
            <text:p>0.4409937888</text:p>
          </table:table-cell>
          <table:table-cell office:value-type="float" office:value="0.91025641025641" calcext:value-type="float">
            <text:p>0.910256410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411490683229814" calcext:value-type="float">
            <text:p>0.4114906832</text:p>
          </table:table-cell>
          <table:table-cell office:value-type="float" office:value="0.936395759717314" calcext:value-type="float">
            <text:p>0.9363957597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400621118012422" calcext:value-type="float">
            <text:p>0.400621118</text:p>
          </table:table-cell>
          <table:table-cell office:value-type="float" office:value="0.952029520295203" calcext:value-type="float">
            <text:p>0.9520295203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385093167701863" calcext:value-type="float">
            <text:p>0.3850931677</text:p>
          </table:table-cell>
          <table:table-cell office:value-type="float" office:value="0.961240310077519" calcext:value-type="float">
            <text:p>0.9612403101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372670807453416" calcext:value-type="float">
            <text:p>0.3726708075</text:p>
          </table:table-cell>
          <table:table-cell office:value-type="float" office:value="0.975609756097561" calcext:value-type="float">
            <text:p>0.975609756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355590062111801" calcext:value-type="float">
            <text:p>0.3555900621</text:p>
          </table:table-cell>
          <table:table-cell office:value-type="float" office:value="0.982832618025751" calcext:value-type="float">
            <text:p>0.982832618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327639751552795" calcext:value-type="float">
            <text:p>0.3276397516</text:p>
          </table:table-cell>
          <table:table-cell office:value-type="float" office:value="0.985981308411215" calcext:value-type="float">
            <text:p>0.9859813084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293478260869565" calcext:value-type="float">
            <text:p>0.2934782609</text:p>
          </table:table-cell>
          <table:table-cell office:value-type="float" office:value="0.989528795811518" calcext:value-type="float">
            <text:p>0.9895287958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268633540372671" calcext:value-type="float">
            <text:p>0.26863354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22360248447205" calcext:value-type="float">
            <text:p>0.22360248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194099378881988" calcext:value-type="float">
            <text:p>0.19409937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164596273291926" calcext:value-type="float">
            <text:p>0.16459627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131987577639752" calcext:value-type="float">
            <text:p>0.13198757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729813664596273" calcext:value-type="float">
            <text:p>0.0729813665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2T12:51:21.084016980</dc:date>
    <meta:editing-duration>PT1H55M21S</meta:editing-duration>
    <meta:editing-cycles>1</meta:editing-cycles>
    <meta:document-statistic meta:table-count="1" meta:cell-count="54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75cm" svg:height="9.006cm" xlink:href=".." xlink:type="simple" chart:class="chart:scatter" chart:style-name="ch1">
        <chart:title svg:x="6.29cm" svg:y="0.316cm" chart:style-name="ch2">
          <text:p>Precision/Recall</text:p>
        </chart:title>
        <chart:subtitle svg:x="5.496cm" svg:y="1.275cm" chart:style-name="ch3">
          <text:p>RetinaNet and YOLOv3-608</text:p>
        </chart:subtitle>
        <chart:plot-area chart:style-name="ch4" table:cell-range-address="precision_recall.B1:precision_recall.C18" chart:data-source-has-labels="row" svg:x="1.33cm" svg:y="2.138cm" svg:width="14.326cm" svg:height="5.707cm">
          <chartooo:coordinate-region svg:x="2.057cm" svg:y="2.338cm" svg:width="13.359cm" svg:height="4.86cm"/>
          <chart:axis chart:dimension="x" chart:name="primary-x" chart:style-name="ch5">
            <chart:title svg:x="7.973cm" svg:y="8.025cm" chart:style-name="ch6">
              <text:p>Recall</text:p>
            </chart:title>
          </chart:axis>
          <chart:axis chart:dimension="y" chart:name="primary-y" chart:style-name="ch5">
            <chart:title svg:x="0.451cm" svg:y="5.723cm" chart:style-name="ch7">
              <text:p>Precision</text:p>
            </chart:title>
            <chart:grid chart:style-name="ch8" chart:class="major"/>
          </chart:axis>
          <chart:series chart:style-name="ch9" chart:values-cell-range-address="precision_recall.C2:precision_recall.C18" chart:label-cell-address="precision_recall.C1:precision_recall.C1" chart:class="chart:scatter">
            <chart:domain table:cell-range-address="precision_recall.B2:precision_recall.B18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recision</text:p>
                <draw:g>
                  <svg:desc>precision_recall.C1:precision_recall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72981366459627">
                <text:p>0.572981366459627</text:p>
                <draw:g>
                  <svg:desc>precision_recall.B2:precision_recall.B18</svg:desc>
                </draw:g>
              </table:table-cell>
              <table:table-cell office:value-type="float" office:value="0.622259696458685">
                <text:p>0.622259696458685</text:p>
                <draw:g>
                  <svg:desc>precision_recall.C2:precision_recall.C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41925465838509">
                <text:p>0.541925465838509</text:p>
              </table:table-cell>
              <table:table-cell office:value-type="float" office:value="0.782511210762332">
                <text:p>0.7825112107623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93788819875776">
                <text:p>0.493788819875776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40993788819876">
                <text:p>0.440993788819876</text:p>
              </table:table-cell>
              <table:table-cell office:value-type="float" office:value="0.91025641025641">
                <text:p>0.910256410256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11490683229814">
                <text:p>0.411490683229814</text:p>
              </table:table-cell>
              <table:table-cell office:value-type="float" office:value="0.936395759717314">
                <text:p>0.9363957597173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00621118012422">
                <text:p>0.400621118012422</text:p>
              </table:table-cell>
              <table:table-cell office:value-type="float" office:value="0.952029520295203">
                <text:p>0.9520295202952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85093167701863">
                <text:p>0.385093167701863</text:p>
              </table:table-cell>
              <table:table-cell office:value-type="float" office:value="0.961240310077519">
                <text:p>0.9612403100775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72670807453416">
                <text:p>0.372670807453416</text:p>
              </table:table-cell>
              <table:table-cell office:value-type="float" office:value="0.975609756097561">
                <text:p>0.9756097560975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55590062111801">
                <text:p>0.355590062111801</text:p>
              </table:table-cell>
              <table:table-cell office:value-type="float" office:value="0.982832618025751">
                <text:p>0.9828326180257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27639751552795">
                <text:p>0.327639751552795</text:p>
              </table:table-cell>
              <table:table-cell office:value-type="float" office:value="0.985981308411215">
                <text:p>0.9859813084112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93478260869565">
                <text:p>0.293478260869565</text:p>
              </table:table-cell>
              <table:table-cell office:value-type="float" office:value="0.989528795811518">
                <text:p>0.9895287958115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68633540372671">
                <text:p>0.2686335403726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2360248447205">
                <text:p>0.223602484472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94099378881988">
                <text:p>0.1940993788819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64596273291926">
                <text:p>0.1645962732919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31987577639752">
                <text:p>0.1319875776397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729813664596273">
                <text:p>0.072981366459627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